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withoutfill">
      <style:graphic-properties draw:fill="none" draw:fill-color="#ccffff" draw:textarea-vertical-align="middle"/>
    </style:style>
    <style:style style:name="gr8" style:family="graphic" style:parent-style-name="objectwithoutfill">
      <style:graphic-properties svg:stroke-width="0cm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cm" svg:stroke-color="#6666ff" draw:marker-start-width="0.2cm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/>
    </style:style>
    <style:style style:name="P3" style:family="paragraph">
      <style:paragraph-properties fo:text-align="center"/>
      <style:text-properties fo:color="#ff3333"/>
    </style:style>
    <style:style style:name="T1" style:family="text">
      <style:text-properties fo:color="#6666ff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8.177cm" svg:height="4.191cm" svg:x="1.038cm" svg:y="8.755cm">
          <text:p/>
        </draw:ellipse>
        <draw:g>
          <draw:line draw:style-name="gr2" draw:text-style-name="P1" draw:layer="layout" svg:x1="9.255cm" svg:y1="11.349cm" svg:x2="9.763cm" svg:y2="11.603cm">
            <text:p/>
          </draw:line>
          <draw:line draw:style-name="gr2" draw:text-style-name="P1" draw:layer="layout" svg:x1="9.763cm" svg:y1="11.349cm" svg:x2="9.255cm" svg:y2="11.603cm">
            <text:p/>
          </draw:line>
        </draw:g>
        <draw:g>
          <draw:line draw:style-name="gr3" draw:text-style-name="P1" draw:layer="layout" svg:x1="9.944cm" svg:y1="10.86cm" svg:x2="10.452cm" svg:y2="11.114cm">
            <text:p/>
          </draw:line>
          <draw:line draw:style-name="gr3" draw:text-style-name="P1" draw:layer="layout" svg:x1="10.452cm" svg:y1="10.86cm" svg:x2="9.944cm" svg:y2="11.114cm">
            <text:p/>
          </draw:line>
        </draw:g>
        <draw:g>
          <draw:line draw:style-name="gr4" draw:text-style-name="P1" draw:layer="layout" svg:x1="13.562cm" svg:y1="9.899cm" svg:x2="13.562cm" svg:y2="10.113cm">
            <text:p/>
          </draw:line>
          <draw:line draw:style-name="gr4" draw:text-style-name="P1" draw:layer="layout" svg:x1="13.664cm" svg:y1="9.9cm" svg:x2="13.664cm" svg:y2="10.114cm">
            <text:p/>
          </draw:line>
          <draw:line draw:style-name="gr4" draw:text-style-name="P1" draw:layer="layout" svg:x1="13.464cm" svg:y1="10.113cm" svg:x2="13.757cm" svg:y2="10.113cm">
            <text:p/>
          </draw:line>
          <draw:rect draw:style-name="gr5" draw:text-style-name="P1" draw:layer="layout" svg:width="0.684cm" svg:height="0.171cm" svg:x="13.269cm" svg:y="10.465cm">
            <text:p/>
          </draw:rect>
          <draw:rect draw:style-name="gr1" draw:text-style-name="P1" draw:layer="layout" svg:width="0.162cm" svg:height="0.086cm" svg:x="13.367cm" svg:y="10.027cm">
            <text:p/>
          </draw:rect>
          <draw:rect draw:style-name="gr1" draw:text-style-name="P1" draw:layer="layout" svg:width="0.065cm" svg:height="0.086cm" svg:x="13.725cm" svg:y="10.027cm">
            <text:p/>
          </draw:rect>
          <draw:ellipse draw:style-name="gr6" draw:text-style-name="P2" draw:layer="layout" svg:width="2.54cm" svg:height="1.808cm" svg:x="12.357cm" svg:y="7.358cm">
            <text:p text:style-name="P2"><text:span text:style-name="T1">B</text:span></text:p>
          </draw:ellipse>
          <draw:line draw:style-name="gr4" draw:text-style-name="P1" draw:layer="layout" svg:x1="13.613cm" svg:y1="9.557cm" svg:x2="13.613cm" svg:y2="9.172cm">
            <text:p/>
          </draw:line>
          <draw:line draw:style-name="gr7" draw:text-style-name="P1" draw:layer="layout" svg:x1="13.562cm" svg:y1="10.113cm" svg:x2="13.664cm" svg:y2="10.044cm">
            <text:p/>
          </draw:line>
          <draw:line draw:style-name="gr7" draw:text-style-name="P1" draw:layer="layout" svg:x1="13.562cm" svg:y1="10.046cm" svg:x2="13.664cm" svg:y2="9.977cm">
            <text:p/>
          </draw:line>
          <draw:line draw:style-name="gr7" draw:text-style-name="P1" draw:layer="layout" svg:x1="13.562cm" svg:y1="9.969cm" svg:x2="13.664cm" svg:y2="9.9cm">
            <text:p/>
          </draw:line>
          <draw:line draw:style-name="gr7" draw:text-style-name="P1" draw:layer="layout" svg:x1="13.664cm" svg:y1="9.97cm" svg:x2="13.562cm" svg:y2="9.901cm">
            <text:p/>
          </draw:line>
          <draw:line draw:style-name="gr7" draw:text-style-name="P1" draw:layer="layout" svg:x1="13.664cm" svg:y1="10.111cm" svg:x2="13.562cm" svg:y2="10.042cm">
            <text:p/>
          </draw:line>
          <draw:line draw:style-name="gr7" draw:text-style-name="P1" draw:layer="layout" svg:x1="13.664cm" svg:y1="10.04cm" svg:x2="13.562cm" svg:y2="9.971cm">
            <text:p/>
          </draw:line>
          <draw:polygon draw:style-name="gr8" draw:text-style-name="P1" draw:layer="layout" svg:width="0.329cm" svg:height="0.177cm" svg:x="13.445cm" svg:y="9.547cm" svg:viewBox="0 0 330 178" draw:points="249,178 79,178 0,0 330,0">
            <text:p/>
          </draw:polygon>
          <draw:polygon draw:style-name="gr8" draw:text-style-name="P1" draw:layer="layout" svg:width="0.329cm" svg:height="0.177cm" svg:x="13.445cm" svg:y="9.725cm" svg:viewBox="0 0 330 178" draw:points="249,178 79,178 0,0 330,0">
            <text:p/>
          </draw:polygon>
          <draw:polygon draw:style-name="gr8" draw:text-style-name="P1" draw:layer="layout" svg:width="0.761cm" svg:height="0.165cm" svg:x="13.246cm" svg:y="10.113cm" svg:viewBox="0 0 762 166" draw:points="663,166 87,166 0,0 762,0">
            <text:p/>
          </draw:polygon>
          <draw:polygon draw:style-name="gr8" draw:text-style-name="P1" draw:layer="layout" svg:width="0.761cm" svg:height="0.165cm" svg:x="13.246cm" svg:y="10.285cm" svg:viewBox="0 0 762 166" draw:points="663,166 87,166 0,0 762,0">
            <text:p/>
          </draw:polygon>
        </draw:g>
        <draw:line draw:style-name="gr9" draw:text-style-name="P1" draw:layer="layout" svg:x1="6.515cm" svg:y1="10.406cm" svg:x2="9.055cm" svg:y2="11.319cm">
          <text:p/>
        </draw:line>
        <draw:line draw:style-name="gr10" draw:text-style-name="P1" draw:layer="layout" svg:x1="12.865cm" svg:y1="10.279cm" svg:x2="10.706cm" svg:y2="10.787cm">
          <text:p/>
        </draw:line>
        <draw:g>
          <draw:line draw:style-name="gr4" draw:text-style-name="P1" draw:layer="layout" svg:x1="5.815cm" svg:y1="9.669cm" svg:x2="5.815cm" svg:y2="9.883cm">
            <text:p/>
          </draw:line>
          <draw:line draw:style-name="gr4" draw:text-style-name="P1" draw:layer="layout" svg:x1="5.917cm" svg:y1="9.67cm" svg:x2="5.917cm" svg:y2="9.884cm">
            <text:p/>
          </draw:line>
          <draw:line draw:style-name="gr4" draw:text-style-name="P1" draw:layer="layout" svg:x1="5.717cm" svg:y1="9.883cm" svg:x2="6.01cm" svg:y2="9.883cm">
            <text:p/>
          </draw:line>
          <draw:rect draw:style-name="gr5" draw:text-style-name="P1" draw:layer="layout" svg:width="0.684cm" svg:height="0.171cm" svg:x="5.522cm" svg:y="10.235cm">
            <text:p/>
          </draw:rect>
          <draw:rect draw:style-name="gr1" draw:text-style-name="P1" draw:layer="layout" svg:width="0.162cm" svg:height="0.086cm" svg:x="5.62cm" svg:y="9.797cm">
            <text:p/>
          </draw:rect>
          <draw:rect draw:style-name="gr1" draw:text-style-name="P1" draw:layer="layout" svg:width="0.065cm" svg:height="0.086cm" svg:x="5.978cm" svg:y="9.797cm">
            <text:p/>
          </draw:rect>
          <draw:ellipse draw:style-name="gr6" draw:text-style-name="P3" draw:layer="layout" svg:width="2.54cm" svg:height="1.808cm" svg:x="4.61cm" svg:y="7.128cm">
            <text:p text:style-name="P3"><text:span text:style-name="T2">R</text:span></text:p>
          </draw:ellipse>
          <draw:line draw:style-name="gr4" draw:text-style-name="P1" draw:layer="layout" svg:x1="5.866cm" svg:y1="9.327cm" svg:x2="5.866cm" svg:y2="8.942cm">
            <text:p/>
          </draw:line>
          <draw:line draw:style-name="gr7" draw:text-style-name="P1" draw:layer="layout" svg:x1="5.815cm" svg:y1="9.883cm" svg:x2="5.917cm" svg:y2="9.814cm">
            <text:p/>
          </draw:line>
          <draw:line draw:style-name="gr7" draw:text-style-name="P1" draw:layer="layout" svg:x1="5.815cm" svg:y1="9.816cm" svg:x2="5.917cm" svg:y2="9.747cm">
            <text:p/>
          </draw:line>
          <draw:line draw:style-name="gr7" draw:text-style-name="P1" draw:layer="layout" svg:x1="5.815cm" svg:y1="9.739cm" svg:x2="5.917cm" svg:y2="9.67cm">
            <text:p/>
          </draw:line>
          <draw:line draw:style-name="gr7" draw:text-style-name="P1" draw:layer="layout" svg:x1="5.917cm" svg:y1="9.74cm" svg:x2="5.815cm" svg:y2="9.671cm">
            <text:p/>
          </draw:line>
          <draw:line draw:style-name="gr7" draw:text-style-name="P1" draw:layer="layout" svg:x1="5.917cm" svg:y1="9.881cm" svg:x2="5.815cm" svg:y2="9.812cm">
            <text:p/>
          </draw:line>
          <draw:line draw:style-name="gr7" draw:text-style-name="P1" draw:layer="layout" svg:x1="5.917cm" svg:y1="9.81cm" svg:x2="5.815cm" svg:y2="9.741cm">
            <text:p/>
          </draw:line>
          <draw:polygon draw:style-name="gr8" draw:text-style-name="P1" draw:layer="layout" svg:width="0.329cm" svg:height="0.177cm" svg:x="5.698cm" svg:y="9.317cm" svg:viewBox="0 0 330 178" draw:points="249,178 79,178 0,0 330,0">
            <text:p/>
          </draw:polygon>
          <draw:polygon draw:style-name="gr8" draw:text-style-name="P1" draw:layer="layout" svg:width="0.329cm" svg:height="0.177cm" svg:x="5.698cm" svg:y="9.495cm" svg:viewBox="0 0 330 178" draw:points="249,178 79,178 0,0 330,0">
            <text:p/>
          </draw:polygon>
          <draw:polygon draw:style-name="gr8" draw:text-style-name="P1" draw:layer="layout" svg:width="0.761cm" svg:height="0.165cm" svg:x="5.499cm" svg:y="9.883cm" svg:viewBox="0 0 762 166" draw:points="663,166 87,166 0,0 762,0">
            <text:p/>
          </draw:polygon>
          <draw:polygon draw:style-name="gr8" draw:text-style-name="P1" draw:layer="layout" svg:width="0.761cm" svg:height="0.165cm" svg:x="5.499cm" svg:y="10.055cm" svg:viewBox="0 0 762 166" draw:points="663,166 87,166 0,0 762,0">
            <text:p/>
          </draw:polygon>
        </draw:g>
        <draw:rect draw:style-name="gr1" draw:text-style-name="P1" draw:layer="layout" svg:width="8.255cm" svg:height="6.604cm" svg:x="5.753cm" svg:y="0.062cm">
          <text:p/>
        </draw:rect>
        <draw:g>
          <draw:line draw:style-name="gr2" draw:text-style-name="P1" draw:layer="layout" svg:x1="8.701cm" svg:y1="3.491cm" svg:x2="9.209cm" svg:y2="3.999cm">
            <text:p/>
          </draw:line>
          <draw:line draw:style-name="gr2" draw:text-style-name="P1" draw:layer="layout" svg:x1="9.209cm" svg:y1="3.491cm" svg:x2="8.701cm" svg:y2="3.999cm">
            <text:p/>
          </draw:line>
        </draw:g>
        <draw:g>
          <draw:line draw:style-name="gr3" draw:text-style-name="P1" draw:layer="layout" svg:x1="9.879cm" svg:y1="3.375cm" svg:x2="10.387cm" svg:y2="3.883cm">
            <text:p/>
          </draw:line>
          <draw:line draw:style-name="gr3" draw:text-style-name="P1" draw:layer="layout" svg:x1="10.387cm" svg:y1="3.375cm" svg:x2="9.879cm" svg:y2="3.883cm">
            <text:p/>
          </draw:line>
        </draw:g>
        <draw:ellipse draw:style-name="gr11" draw:text-style-name="P1" draw:layer="layout" svg:width="1.778cm" svg:height="1.016cm" svg:x="8.066cm" svg:y="3.237cm">
          <text:p/>
        </draw:ellipse>
        <draw:ellipse draw:style-name="gr12" draw:text-style-name="P1" draw:layer="layout" svg:width="2.794cm" svg:height="1.596cm" svg:x="7.585cm" svg:y="2.937cm">
          <text:p/>
        </draw:ellipse>
        <draw:ellipse draw:style-name="gr13" draw:text-style-name="P1" draw:layer="layout" svg:width="3.937cm" svg:height="2.236cm" svg:x="7.05cm" svg:y="2.634cm">
          <text:p/>
        </draw:ellipse>
        <draw:g>
          <draw:ellipse draw:style-name="gr14" draw:text-style-name="P1" draw:layer="layout" svg:width="1.778cm" svg:height="1.016cm" draw:transform="rotate (-1.20322998632585) translate (10.306cm 2.58cm)">
            <text:p/>
          </draw:ellipse>
          <draw:ellipse draw:style-name="gr15" draw:text-style-name="P1" draw:layer="layout" svg:width="2.794cm" svg:height="1.596cm" draw:transform="rotate (-1.20322998632585) translate (10.414cm 2.024cm)">
            <text:p/>
          </draw:ellipse>
          <draw:ellipse draw:style-name="gr16" draw:text-style-name="P1" draw:layer="layout" svg:width="3.937cm" svg:height="2.236cm" draw:transform="rotate (-1.20322998632585) translate (10.504cm 1.416cm)">
            <text:p/>
          </draw:ellipse>
        </draw:g>
        <draw:frame draw:style-name="gr17" draw:layer="layout" svg:width="6.069cm" svg:height="0.962cm" svg:x="6.796cm" svg:y="0.189cm">
          <draw:text-box>
            <text:p>Top View Projection</text:p>
          </draw:text-box>
        </draw:frame>
        <draw:rect draw:style-name="gr1" draw:text-style-name="P1" draw:layer="layout" svg:width="8.255cm" svg:height="6.604cm" svg:x="1.389cm" svg:y="13.332cm">
          <text:p/>
        </draw:rect>
        <draw:g>
          <draw:line draw:style-name="gr2" draw:text-style-name="P1" draw:layer="layout" svg:x1="5.174cm" svg:y1="16.812cm" svg:x2="5.555cm" svg:y2="17.218cm">
            <text:p/>
          </draw:line>
          <draw:line draw:style-name="gr2" draw:text-style-name="P1" draw:layer="layout" svg:x1="5.555cm" svg:y1="16.812cm" svg:x2="5.174cm" svg:y2="17.218cm">
            <text:p/>
          </draw:line>
        </draw:g>
        <draw:g>
          <draw:line draw:style-name="gr3" draw:text-style-name="P1" draw:layer="layout" svg:x1="6.991cm" svg:y1="16.86cm" svg:x2="7.372cm" svg:y2="17.266cm">
            <text:p/>
          </draw:line>
          <draw:line draw:style-name="gr3" draw:text-style-name="P1" draw:layer="layout" svg:x1="7.372cm" svg:y1="16.86cm" svg:x2="6.991cm" svg:y2="17.266cm">
            <text:p/>
          </draw:line>
        </draw:g>
        <draw:ellipse draw:style-name="gr11" draw:text-style-name="P1" draw:layer="layout" svg:width="3.097cm" svg:height="1.832cm" svg:x="3.794cm" svg:y="16.102cm">
          <text:p/>
        </draw:ellipse>
        <draw:ellipse draw:style-name="gr12" draw:text-style-name="P1" draw:layer="layout" svg:width="4.867cm" svg:height="2.878cm" svg:x="2.956cm" svg:y="15.561cm">
          <text:p/>
        </draw:ellipse>
        <draw:ellipse draw:style-name="gr13" draw:text-style-name="P1" draw:layer="layout" svg:width="6.858cm" svg:height="4.032cm" svg:x="2.024cm" svg:y="15.015cm">
          <text:p/>
        </draw:ellipse>
        <draw:frame draw:style-name="gr17" draw:layer="layout" svg:width="5.256cm" svg:height="0.962cm" svg:x="2.832cm" svg:y="13.459cm">
          <draw:text-box>
            <text:p>B Viewed from R</text:p>
          </draw:text-box>
        </draw:frame>
        <draw:rect draw:style-name="gr1" draw:text-style-name="P1" draw:layer="layout" svg:width="8.255cm" svg:height="6.604cm" svg:x="10.66cm" svg:y="13.332cm">
          <text:p/>
        </draw:rect>
        <draw:frame draw:style-name="gr17" draw:layer="layout" svg:width="5.256cm" svg:height="0.962cm" svg:x="12.184cm" svg:y="13.459cm">
          <draw:text-box>
            <text:p>R Viewed from B</text:p>
          </draw:text-box>
        </draw:frame>
        <draw:g>
          <draw:line draw:style-name="gr3" draw:text-style-name="P1" draw:layer="layout" svg:x1="14.445cm" svg:y1="16.939cm" svg:x2="14.826cm" svg:y2="17.345cm">
            <text:p/>
          </draw:line>
          <draw:line draw:style-name="gr3" draw:text-style-name="P1" draw:layer="layout" svg:x1="14.826cm" svg:y1="16.939cm" svg:x2="14.445cm" svg:y2="17.345cm">
            <text:p/>
          </draw:line>
        </draw:g>
        <draw:ellipse draw:style-name="gr14" draw:text-style-name="P1" draw:layer="layout" svg:width="3.097cm" svg:height="1.832cm" svg:x="13.065cm" svg:y="16.229cm">
          <text:p/>
        </draw:ellipse>
        <draw:ellipse draw:style-name="gr15" draw:text-style-name="P1" draw:layer="layout" svg:width="4.867cm" svg:height="2.878cm" svg:x="12.227cm" svg:y="15.688cm">
          <text:p/>
        </draw:ellipse>
        <draw:ellipse draw:style-name="gr16" draw:text-style-name="P1" draw:layer="layout" svg:width="6.858cm" svg:height="4.032cm" svg:x="11.295cm" svg:y="15.142cm">
          <text:p/>
        </draw:ellipse>
        <draw:g>
          <draw:line draw:style-name="gr2" draw:text-style-name="P1" draw:layer="layout" svg:x1="12.719cm" svg:y1="18.714cm" svg:x2="13.1cm" svg:y2="19.12cm">
            <text:p/>
          </draw:line>
          <draw:line draw:style-name="gr2" draw:text-style-name="P1" draw:layer="layout" svg:x1="13.1cm" svg:y1="18.714cm" svg:x2="12.719cm" svg:y2="19.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10-01T16:37:09</meta:creation-date>
    <dc:date>2017-10-01T17:14:46</dc:date>
    <dc:creator>Ben Rotter</dc:creator>
    <meta:editing-duration>PT21M55S</meta:editing-duration>
    <meta:editing-cycles>2</meta:editing-cycles>
    <meta:generator>OpenOffice/4.0.0$Unix OpenOffice.org_project/400m3$Build-9702</meta:generator>
    <meta:document-statistic meta:object-count="84"/>
  </office:meta>
</office:document-meta>
</file>